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15c71b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4pt" fo:language="ca" fo:country="ES" officeooo:rsid="0015c71b" officeooo:paragraph-rsid="0015c71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ca" fo:country="ES" officeooo:rsid="00178f67" officeooo:paragraph-rsid="00178f67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15c71b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ca" fo:country="ES" officeooo:rsid="00178f67" officeooo:paragraph-rsid="00178f67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VAFX PROJECTE</text:p>
      <text:p text:style-name="P1">SUPOSIC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drià Aubanell</text:p>
      <text:p text:style-name="P4">Joel Plaza</text:p>
      <text:p text:style-name="P2"/>
      <text:p text:style-name="P2"><text:soft-page-break/></text:p>
      <text:p text:style-name="P3">Suposicions que hem que hem près:</text:p>
      <text:p text:style-name="P3"/>
      <text:list xml:id="list640238632" text:style-name="L1">
        <text:list-item>
          <text:p text:style-name="P5">Contrasenya: la longitut minima de la mateixa es de 8.</text:p>
        </text:list-item>
        <text:list-item>
          <text:p text:style-name="P5">Usuari: No es pot repetir el nom d’usuari.</text:p>
        </text:list-item>
        <text:list-item>
          <text:p text:style-name="P5">Clients: No es pot repetir el DNI.</text:p>
        </text:list-item>
        <text:list-item>
          <text:p text:style-name="P5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25:25.442702880</meta:creation-date>
    <dc:date>2020-04-29T10:05:04.936068210</dc:date>
    <meta:editing-duration>PT19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42" meta:character-count="221" meta:non-whitespace-character-count="191"/>
  </office:meta>
</office:document-meta>
</file>